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line-height="150%"/>
      <style:text-properties fo:font-weight="normal" officeooo:rsid="00061925" officeooo:paragraph-rsid="00061925" style:font-weight-asian="normal" style:font-weight-complex="normal"/>
    </style:style>
    <style:style style:name="P2" style:family="paragraph" style:parent-style-name="Standard">
      <style:paragraph-properties fo:line-height="150%"/>
      <style:text-properties fo:font-weight="normal" officeooo:paragraph-rsid="0018ca33" style:font-weight-asian="normal" style:font-weight-complex="normal"/>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text-properties fo:color="#c9211e" loext:opacity="100%" style:font-name="arial" fo:font-weight="bold" officeooo:rsid="001cc773" officeooo:paragraph-rsid="0007e427" style:font-weight-asian="bold" style:font-weight-complex="bold"/>
    </style:style>
    <style:style style:name="P5" style:family="paragraph" style:parent-style-name="Standard">
      <style:paragraph-properties fo:line-height="150%"/>
      <style:text-properties style:font-name="arial" fo:font-weight="bold" style:font-weight-asian="bold" style:font-weight-complex="bold"/>
    </style:style>
    <style:style style:name="P6" style:family="paragraph" style:parent-style-name="Standard">
      <style:paragraph-properties fo:line-height="150%" fo:text-align="justify" style:justify-single-word="false"/>
      <style:text-properties style:font-name="arial" fo:font-weight="bold" officeooo:rsid="00061925" officeooo:paragraph-rsid="00061925" style:font-weight-asian="bold" style:font-weight-complex="bold"/>
    </style:style>
    <style:style style:name="P7" style:family="paragraph" style:parent-style-name="Standard">
      <style:paragraph-properties fo:line-height="150%"/>
      <style:text-properties style:font-name="arial"/>
    </style:style>
    <style:style style:name="P8" style:family="paragraph" style:parent-style-name="Text_20_body">
      <style:paragraph-properties fo:line-height="150%" fo:text-align="justify" style:justify-single-word="false"/>
      <style:text-properties style:font-name="arial"/>
    </style:style>
    <style:style style:name="P9" style:family="paragraph" style:parent-style-name="Text_20_body">
      <style:paragraph-properties fo:line-height="150%" fo:text-align="justify" style:justify-single-word="false"/>
      <style:text-properties style:font-name="arial" officeooo:paragraph-rsid="002bea59"/>
    </style:style>
    <style:style style:name="P10" style:family="paragraph" style:parent-style-name="Standard">
      <style:paragraph-properties fo:line-height="150%" fo:text-align="justify" style:justify-single-word="false"/>
      <style:text-properties style:font-name="arial" fo:font-size="12pt" officeooo:paragraph-rsid="0007e427" style:font-size-asian="12pt" style:font-size-complex="12pt"/>
    </style:style>
    <style:style style:name="P11" style:family="paragraph" style:parent-style-name="Standard">
      <style:paragraph-properties fo:line-height="150%" fo:text-align="justify" style:justify-single-word="false"/>
      <style:text-properties style:font-name="arial" fo:font-size="12pt" officeooo:paragraph-rsid="002d090f" style:font-size-asian="12pt" style:font-size-complex="12pt"/>
    </style:style>
    <style:style style:name="P12" style:family="paragraph" style:parent-style-name="Standard">
      <style:paragraph-properties fo:text-align="justify" style:justify-single-word="false"/>
      <style:text-properties fo:color="#000000" loext:opacity="100%" style:font-name="arial" fo:font-weight="normal" style:font-weight-asian="normal" style:font-weight-complex="normal"/>
    </style:style>
    <style:style style:name="P13" style:family="paragraph" style:parent-style-name="Standard" style:list-style-name="L1">
      <style:paragraph-properties fo:line-height="150%" fo:text-align="justify" style:justify-single-word="false"/>
      <style:text-properties style:font-name="arial" fo:font-weight="normal" officeooo:rsid="00061925" officeooo:paragraph-rsid="00061925" style:font-weight-asian="normal" style:font-weight-complex="normal"/>
    </style:style>
    <style:style style:name="P14" style:family="paragraph" style:parent-style-name="Standard">
      <style:paragraph-properties fo:line-height="150%" fo:text-align="justify" style:justify-single-word="false"/>
      <style:text-properties style:font-name="arial" fo:font-size="12pt" fo:font-weight="normal" officeooo:rsid="0016e31f" officeooo:paragraph-rsid="0007e427" style:font-size-asian="12pt" style:font-weight-asian="normal" style:font-size-complex="12pt" style:font-weight-complex="normal"/>
    </style:style>
    <style:style style:name="P15" style:family="paragraph">
      <loext:graphic-properties draw:fill="none" draw:fill-color="#ffffff"/>
    </style:style>
    <style:style style:name="P16" style:family="paragraph">
      <style:paragraph-properties fo:text-align="center"/>
    </style:style>
    <style:style style:name="P17" style:family="paragraph">
      <loext:graphic-properties draw:fill-color="#1c99e0"/>
      <style:paragraph-properties fo:text-align="center" style:writing-mode="lr-tb"/>
    </style:style>
    <style:style style:name="P18" style:family="paragraph">
      <style:paragraph-properties fo:text-align="center"/>
      <style:text-properties fo:font-size="10pt" style:font-size-asian="10pt" style:font-size-complex="10pt"/>
    </style:style>
    <style:style style:name="P19" style:family="paragraph">
      <style:paragraph-properties fo:text-align="center" style:writing-mode="lr-tb"/>
      <style:text-properties fo:font-size="10pt" style:font-size-asian="10pt" style:font-size-complex="10pt"/>
    </style:style>
    <style:style style:name="P20" style:family="paragraph">
      <loext:graphic-properties draw:fill-color="#fde9a9"/>
      <style:paragraph-properties fo:text-align="center" style:writing-mode="lr-tb"/>
    </style:style>
    <style:style style:name="P21" style:family="paragraph">
      <style:paragraph-properties style:writing-mode="lr-tb"/>
    </style:style>
    <style:style style:name="P22" style:family="paragraph">
      <loext:graphic-properties draw:fill-color="#63bbe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bold" officeooo:rsid="0016e31f" style:font-weight-asian="bold" style:font-weight-complex="bold"/>
    </style:style>
    <style:style style:name="T3" style:family="text">
      <style:text-properties fo:font-weight="bold" officeooo:rsid="002bea59"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6e31f" style:font-weight-asian="normal" style:font-weight-complex="normal"/>
    </style:style>
    <style:style style:name="T6" style:family="text">
      <style:text-properties fo:font-weight="normal" officeooo:rsid="002bea59" style:font-weight-asian="normal" style:font-weight-complex="normal"/>
    </style:style>
    <style:style style:name="T7" style:family="text">
      <style:text-properties fo:color="#000000" loext:opacity="100%" fo:font-weight="normal" officeooo:rsid="000a76bb" style:font-weight-asian="normal" style:font-weight-complex="normal"/>
    </style:style>
    <style:style style:name="T8" style:family="text">
      <style:text-properties fo:color="#000000" loext:opacity="100%" fo:font-weight="normal" officeooo:rsid="002f5478" style:font-weight-asian="normal" style:font-weight-complex="normal"/>
    </style:style>
    <style:style style:name="T9" style:family="text">
      <style:text-properties fo:color="#000000" loext:opacity="100%" fo:font-weight="normal" officeooo:rsid="0030f764" style:font-weight-asian="normal" style:font-weight-complex="normal"/>
    </style:style>
    <style:style style:name="T10" style:family="text">
      <style:text-properties fo:color="#000000" loext:opacity="100%" officeooo:rsid="000a76bb"/>
    </style:style>
    <style:style style:name="T11" style:family="text">
      <style:text-properties officeooo:rsid="002bea59"/>
    </style:style>
    <style:style style:name="T12" style:family="text">
      <style:text-properties officeooo:rsid="0016e31f"/>
    </style:style>
    <style:style style:name="T13" style:family="text">
      <style:text-properties officeooo:rsid="002d090f"/>
    </style:style>
    <style:style style:name="T14" style:family="text">
      <style:text-properties fo:font-size="10pt"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fo:min-height="0.5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marker-end="Pontas_20_das_20_seta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1c99e0" draw:textarea-horizontal-align="justify" draw:textarea-vertical-align="middle" draw:auto-grow-height="false" fo:min-height="1.363cm" fo:min-width="2.085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1.224cm" fo:min-width="2.681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1.224cm" fo:min-width="2.787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none" draw:fill-color="#ffffff" fo:min-height="0.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5cd53" draw:fill-color="#fde9a9" draw:textarea-horizontal-align="justify" draw:textarea-vertical-align="middle" draw:auto-grow-height="false" fo:min-height="1.005cm" fo:min-width="2.17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1c99e0" draw:textarea-horizontal-align="justify" draw:textarea-vertical-align="middle" draw:auto-grow-height="false" fo:min-height="1.157cm" fo:min-width="2.17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1c99e0" draw:textarea-horizontal-align="justify" draw:textarea-vertical-align="middle" draw:auto-grow-height="false" fo:min-height="1.125cm" fo:min-width="1.722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1.058cm" fo:min-width="3.184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000000" draw:marker-start="" draw:marker-end="Pontas_20_das_20_seta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color="#1c99e0" draw:textarea-horizontal-align="justify" draw:textarea-vertical-align="middle" draw:auto-grow-height="false" fo:min-height="1.363cm" fo:min-width="1.563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f5cd53" draw:fill-color="#fde9a9" draw:textarea-horizontal-align="justify" draw:textarea-vertical-align="middle" draw:auto-grow-height="false" fo:min-height="0.861cm" fo:min-width="2.051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63bbee" draw:textarea-horizontal-align="justify" draw:textarea-vertical-align="middle" draw:auto-grow-height="false" fo:min-height="1.489cm" fo:min-width="2.999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sthefani Campos de Moraes</text:p>
      <text:p text:style-name="P7"><text:span text:style-name="T1">Tema</text:span>: Sistema de Gestão de Escala de Trabalho</text:p>
      <text:p text:style-name="P7"/>
      <text:p text:style-name="P7"><text:span text:style-name="T1">Objetivo</text:span>:</text:p>
      <text:p text:style-name="P9"><text:tab/>O Sistema de Gestão de Escalas de Trabalho é uma plataforma projetada para simplificar o processo de planejamento, alocação e acompanhamento dos horários de trabalho dos funcionários que compõem o setor de perícia da Secretaria de Segurança Pública de Mato Grosso.</text:p>
      <text:p text:style-name="P9"/>
      <text:p text:style-name="P9"><text:span text:style-name="T3">P</text:span><text:span text:style-name="T1">rincipal funcionalidade</text:span>: </text:p>
      <text:p text:style-name="P9"><text:span text:style-name="T11"><text:tab/>P</text:span>roporcionar maior eficiência na gestão das escalas de trabalho, tornando-as mais transparentes e acessíveis para os Coordenadores de Escalas e peritos. Estes são os principais usuários da plataforma, cada um com seu conjunto específico de funcionalidades e interfaces.</text:p>
      <text:p text:style-name="P8"><text:tab/>Para os Coordenadores de Escalas, o sistema oferece uma interface dedicada que lhes permite criar, gerenciar e ajustar as escalas de trabalho do setor de perícia. Eles têm a responsabilidade de definir as escalas mensalmente, seguindo certas regras de restrição, como garantir que escalas com 12 horas de trabalho sejam seguidas por 24 horas de folga. Além disso, eles precisam registrar qualquer substituição de perito, o que é fundamental para a geração de relatórios mensais.</text:p>
      <text:p text:style-name="P8"><text:tab/>Os peritos, por sua vez, têm acesso a uma interface diferente que lhes permite visualizar suas escalas de trabalho e, se necessário, solicitar trocas de horários e turnos. Isso facilita a comunicação entre os peritos e os Coordenadores de Escalas, tornando mais ágil o processo de ajuste das escalas conforme suas necessidades individuais.</text:p>
      <text:p text:style-name="P8"/>
      <text:p text:style-name="P9"><text:span text:style-name="T3">C</text:span><text:span text:style-name="T1">aracterística fundamental:</text:span></text:p>
      <text:p text:style-name="P9"><text:span text:style-name="T1"><text:tab/></text:span><text:span text:style-name="T6">G</text:span><text:span text:style-name="T4">e</text:span>ração de relatórios mensais que detalham a quantidade de horas designadas para cada perito e a quantidade de horas efetivamente trabalhadas. Caso as horas trabalhadas sejam menores do que as designadas no início do mês, o sistema registra um banco de horas que o perito precisará compensar. Por outro lado, se as horas trabalhadas forem maiores, o sistema gera um banco de horas que pode ser usado para folgas adicionais.</text:p>
      <text:p text:style-name="P8"><text:soft-page-break/><text:tab/>A plataforma também permite que os Coordenadores de Escalas registrem os horários de entrada e saída dos peritos, bem como as atividades que devem ser realizadas durante seus turnos de trabalho. Isso fornece um registro completo das atividades da equipe de perícia, o que pode ser útil para fins de relatórios internos e auditorias.</text:p>
      <text:p text:style-name="P3"/>
      <text:p text:style-name="P6">Tipo de usuário: </text:p>
      <text:list text:style-name="L1">
        <text:list-header>
          <text:p text:style-name="P13">• Coordenador de Escalas → Responsáveis por criar, ver, deletar e atualizar as escalas de trabalho. Ele terá acesso a lista de todos os funcionários da empresa.</text:p>
          <text:p text:style-name="P13">• Funcionários Perito → Terão acesso às lista de escalas designados à eles e poderão solicitar alterações, mas não fazer alterações.</text:p>
        </text:list-header>
      </text:list>
      <text:p text:style-name="P1"/>
      <text:p text:style-name="P10"><text:span text:style-name="T2">Cadastros necessários</text:span><text:span text:style-name="T5">: para cada cadastro, 1 entidade</text:span></text:p>
      <text:p text:style-name="P14">• Dos peritos→ nome completo, senha, telefone, e-mail, CPF como id, preferência de</text:p>
      <text:p text:style-name="P14">horários, horas extras.</text:p>
      <text:p text:style-name="P14">• Dos coordenadores → nome completo, id, senha, telefone, e-mail.</text:p>
      <text:p text:style-name="P14">• Escala de trabalho → data de início, data de término, turno, horários de trabalho (entrada e saída), atribuição de funcionários, descrição.</text:p>
      <text:p text:style-name="P11"><text:span text:style-name="T12">• </text:span><text:span text:style-name="T13">Horas extras → dia, turno, horário início, horário de término, horas totais.</text:span></text:p>
      <text:p text:style-name="P2"/>
      <text:p text:style-name="P4"><text:span text:style-name="T10">Níveis de acesso</text:span><text:span text:style-name="T7">:</text:span></text:p>
      <text:p text:style-name="P4"><text:span text:style-name="T7">• Na tela de login terá uma opção para acessar como Coordenador ou como </text:span><text:span text:style-name="T8">funcionário</text:span><text:span text:style-name="T7">.</text:span></text:p>
      <text:p text:style-name="P4"><text:span text:style-name="T7">• Se um perito/</text:span><text:span text:style-name="T8">funcionário</text:span><text:span text:style-name="T7"> tentar acessar como Coordenador, o sistema retornará uma mensagem de erro informando que tal usuário não está cadastrado no banco de dados. O mesmo vale para o Coordenador tentando acessar como perito.</text:span></text:p>
      <text:p text:style-name="P4"><text:span text:style-name="T7">• Realizado o login, se for como o Coordenador, ele será redirecionado a uma página diferente da do perito. Nessa página, o Coordenador terá a opção de criar, atualizar, ver e deletar escalas de trabalho designadas aos peritos. Já na tela principal dos peritos, eles poderão apenas ver suas escalas, </text:span><text:span text:style-name="T9">as horas extras feitas durante o mês,</text:span><text:span text:style-name="T7"> solicitar troca </text:span><text:span text:style-name="T9">de turno/horário e editar seus dados pessoais</text:span><text:span text:style-name="T7">.</text:span></text:p>
      <text:p text:style-name="P12"/>
      <text:p text:style-name="P12"/>
      <text:p text:style-name="P12"/>
      <text:p text:style-name="P12"/>
      <text:p text:style-name="P12"/>
      <text:p text:style-name="P12"/>
      <text:p text:style-name="P12"/>
      <text:p text:style-name="P12"><draw:custom-shape text:anchor-type="paragraph" draw:z-index="34" draw:name="Forma 10" draw:style-name="gr6" draw:text-style-name="P19" svg:width="2.788cm" svg:height="1.225cm" svg:x="1.339cm" svg:y="11.785cm"><text:p text:style-name="P18"><text:span text:style-name="T14">Visua</text:span><text:span text:style-name="T14">lizar </text:span><text:span text:style-name="T14">escala</text:span><text:span text:style-name="T14">s</text:span></text:p><text:p text:style-name="P18"><text:span text:style-name="T14">existe</text:span><text:span text:style-name="T14">ntes</text:span></text:p><draw:enhanced-geometry svg:viewBox="0 0 21600 21600" draw:type="rectangle" draw:enhanced-path="M 0 0 L 21600 0 21600 21600 0 21600 0 0 Z N"/></draw:custom-shape><draw:line text:anchor-type="paragraph" draw:z-index="33" draw:name="linha vertical 7" draw:style-name="gr3" draw:text-style-name="P16" svg:x1="1.84cm" svg:y1="12.991cm" svg:x2="1.84cm" svg:y2="14.097cm"><text:p/></draw:line><draw:frame text:anchor-type="paragraph" draw:z-index="32" draw:name="Quadro de texto 6" draw:style-name="gr7" draw:text-style-name="P15" svg:width="0.969cm" svg:height="0.777cm" svg:x="11.084cm" svg:y="13.268cm"><draw:text-box><text:p>Sim</text:p></draw:text-box></draw:frame><draw:line text:anchor-type="paragraph" draw:z-index="31" draw:name="Linha 10" draw:style-name="gr3" draw:text-style-name="P16" svg:x1="3.831cm" svg:y1="20.493cm" svg:x2="7.971cm" svg:y2="21.918cm"><text:p/></draw:line><draw:line text:anchor-type="paragraph" draw:z-index="30" draw:name="Linha 9" draw:style-name="gr3" draw:text-style-name="P16" svg:x1="13.108cm" svg:y1="18.683cm" svg:x2="10.617cm" svg:y2="21.521cm"><text:p/></draw:line><draw:frame text:anchor-type="paragraph" draw:z-index="29" draw:name="Quadro de texto 9" draw:style-name="gr1" draw:text-style-name="P15" svg:width="0.909cm" svg:height="0.537cm" svg:x="0.806cm" svg:y="18.237cm"><draw:text-box><text:p>Sim</text:p></draw:text-box></draw:frame><draw:frame text:anchor-type="paragraph" draw:z-index="28" draw:name="Quadro de texto 8" draw:style-name="gr1" draw:text-style-name="P15" svg:width="1.227cm" svg:height="0.537cm" svg:x="5.54cm" svg:y="18.434cm"><draw:text-box><text:p>Não</text:p></draw:text-box></draw:frame><draw:custom-shape text:anchor-type="paragraph" draw:z-index="27" draw:name="Forma 4" draw:style-name="gr8" draw:text-style-name="P20" svg:width="2.276cm" svg:height="1.112cm" svg:x="8.183cm" svg:y="21.362cm"><text:p text:style-name="P16">FI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name="Linha 8" draw:style-name="gr3" draw:text-style-name="P16" svg:x1="6.167cm" svg:y1="18.999cm" svg:x2="8.183cm" svg:y2="21.363cm"><text:p/></draw:line><draw:line text:anchor-type="paragraph" draw:z-index="25" draw:name="Linha 7" draw:style-name="gr9" draw:text-style-name="P16" svg:x1="4.766cm" svg:y1="17.254cm" svg:x2="5.761cm" svg:y2="18.434cm"><text:p/></draw:line><draw:custom-shape text:anchor-type="paragraph" draw:z-index="24" draw:name="Forma 16" draw:style-name="gr5" draw:text-style-name="P19" svg:width="2.682cm" svg:height="1.225cm" svg:x="1.475cm" svg:y="19.269cm"><text:p text:style-name="P18"><text:span text:style-name="T14">Gerenciar Escalas</text:span></text:p><draw:enhanced-geometry svg:viewBox="0 0 21600 21600" draw:type="rectangle" draw:enhanced-path="M 0 0 L 21600 0 21600 21600 0 21600 0 0 Z N"/></draw:custom-shape><draw:line text:anchor-type="paragraph" draw:z-index="23" draw:name="Linha 6" draw:style-name="gr3" draw:text-style-name="P16" svg:x1="1.746cm" svg:y1="17.618cm" svg:x2="1.746cm" svg:y2="19.269cm"><text:p/></draw:line><draw:line text:anchor-type="paragraph" draw:z-index="22" draw:name="linha vertical 6" draw:style-name="gr3" draw:text-style-name="P16" svg:x1="1.796cm" svg:y1="15.373cm" svg:x2="1.796cm" svg:y2="16.484cm"><text:p/></draw:line><draw:custom-shape text:anchor-type="paragraph" draw:z-index="21" draw:name="Forma 15" draw:style-name="gr10" draw:text-style-name="P17" svg:width="4.34cm" svg:height="2.313cm" svg:x="0.746cm" svg:y="15.924cm"><text:p text:style-name="P16">Houve alguma</text:p><text:p text:style-name="P16">Solicitação do</text:p><text:p text:style-name="P16">funcionário?</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20" draw:name="linha vertical 5" draw:style-name="gr3" draw:text-style-name="P16" svg:x1="1.864cm" svg:y1="10.78cm" svg:x2="1.864cm" svg:y2="11.785cm"><text:p/></draw:line><draw:path text:anchor-type="paragraph" draw:z-index="19" draw:name="Curva de Bézier 2" draw:style-name="gr3" draw:text-style-name="P16" svg:width="2.146cm" svg:height="1.957cm" draw:transform="rotate (-1.5707963267949) translate (12.8023055555556cm 15.6086527777777cm)" svg:viewBox="0 0 2147 1958" svg:d="M0 1936c441 0 897-90 1324 0 639 135 522-396 644-636 148-293 119-607 179-913v-276-111"><text:p/></draw:path><draw:frame text:anchor-type="paragraph" draw:z-index="18" draw:name="Quadro de texto 5" draw:style-name="gr11" draw:text-style-name="P15" svg:width="1.202cm" svg:height="0.489cm" svg:x="14.041cm" svg:y="14.559cm"><draw:text-box><text:p>Não</text:p></draw:text-box></draw:frame><draw:line text:anchor-type="paragraph" draw:z-index="17" draw:name="linha vertical 4" draw:style-name="gr3" draw:text-style-name="P16" svg:x1="13.963cm" svg:y1="14.39cm" svg:x2="14.041cm" svg:y2="17.625cm"><text:p/></draw:line><draw:line text:anchor-type="paragraph" draw:z-index="16" draw:name="Linha horizontal 2" draw:style-name="gr3" draw:text-style-name="P16" svg:x1="12.16cm" svg:y1="13.268cm" svg:x2="11.084cm" svg:y2="14.385cm"><text:p/></draw:line><draw:line text:anchor-type="paragraph" draw:z-index="15" draw:name="linha vertical 3" draw:style-name="gr3" draw:text-style-name="P16" svg:x1="14.035cm" svg:y1="7.991cm" svg:x2="14.035cm" svg:y2="9.367cm"><text:p/></draw:line><draw:custom-shape text:anchor-type="paragraph" draw:z-index="14" draw:name="Forma 12" draw:style-name="gr12" draw:text-style-name="P17" svg:width="3.44cm" svg:height="2.25cm" svg:x="12.16cm" svg:y="12.136cm"><text:p text:style-name="P16">Ocorreu algum</text:p><text:p text:style-name="P16">erro?</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3" draw:name="Forma 9" draw:style-name="gr13" draw:text-style-name="P21" svg:width="3.185cm" svg:height="1.059cm" svg:x="12.802cm" svg:y="17.625cm"><text:p><text:span text:style-name="T14">Verificar Notificações</text:span> </text:p><draw:enhanced-geometry svg:viewBox="0 0 21600 21600" draw:type="rectangle" draw:enhanced-path="M 0 0 L 21600 0 21600 21600 0 21600 0 0 Z N"/></draw:custom-shape><draw:custom-shape text:anchor-type="paragraph" draw:z-index="12" draw:name="Forma 8" draw:style-name="gr5" draw:text-style-name="P19" svg:width="2.682cm" svg:height="1.225cm" svg:x="9.659cm" svg:y="14.385cm"><text:p text:style-name="P18"><text:span text:style-name="T14">Solicitar Troca </text:span></text:p><text:p text:style-name="P18"><text:span text:style-name="T14">de Turno/horário</text:span></text:p><draw:enhanced-geometry svg:viewBox="0 0 21600 21600" draw:type="rectangle" draw:enhanced-path="M 0 0 L 21600 0 21600 21600 0 21600 0 0 Z N"/></draw:custom-shape><draw:custom-shape text:anchor-type="paragraph" draw:z-index="11" draw:name="Forma 7" draw:style-name="gr5" draw:text-style-name="P19" svg:width="2.682cm" svg:height="1.225cm" svg:x="12.635cm" svg:y="6.766cm"><text:p text:style-name="P18"><text:span text:style-name="T14">Dashbord do</text:span></text:p><text:p text:style-name="P18"><text:span text:style-name="T14">funcionário</text:span></text:p><draw:enhanced-geometry svg:viewBox="0 0 21600 21600" draw:type="rectangle" draw:enhanced-path="M 0 0 L 21600 0 21600 21600 0 21600 0 0 Z N"/></draw:custom-shape><draw:custom-shape text:anchor-type="paragraph" draw:z-index="10" draw:name="Forma 6" draw:style-name="gr5" draw:text-style-name="P19" svg:width="2.682cm" svg:height="1.225cm" svg:x="1.33cm" svg:y="9.513cm"><text:p text:style-name="P18"><text:span text:style-name="T14">Dashbord do </text:span></text:p><text:p text:style-name="P18"><text:span text:style-name="T14">Coordenador</text:span></text:p><draw:enhanced-geometry svg:viewBox="0 0 21600 21600" draw:type="rectangle" draw:enhanced-path="M 0 0 L 21600 0 21600 21600 0 21600 0 0 Z N"/></draw:custom-shape><draw:custom-shape text:anchor-type="paragraph" draw:z-index="9" draw:name="Forma 5" draw:style-name="gr6" draw:text-style-name="P19" svg:width="2.788cm" svg:height="1.225cm" svg:x="1.339cm" svg:y="14.097cm"><text:p text:style-name="P18"><text:span text:style-name="T14">Criar Nova Escala </text:span></text:p><text:p text:style-name="P18"><text:span text:style-name="T14">de Trabalho</text:span></text:p><draw:enhanced-geometry svg:viewBox="0 0 21600 21600" draw:type="rectangle" draw:enhanced-path="M 0 0 L 21600 0 21600 21600 0 21600 0 0 Z N"/></draw:custom-shape><draw:frame text:anchor-type="paragraph" draw:z-index="8" draw:name="Quadro de texto 2" draw:style-name="gr1" draw:text-style-name="P15" svg:width="0.897cm" svg:height="0.537cm" svg:x="10.873cm" svg:y="6.766cm"><draw:text-box><text:p>Sim</text:p></draw:text-box></draw:frame><draw:frame text:anchor-type="paragraph" draw:z-index="7" draw:name="Quadro de texto 1" draw:style-name="gr1" draw:text-style-name="P15" svg:width="1.763cm" svg:height="0.537cm" svg:x="4.046cm" svg:y="6.687cm"><draw:text-box><text:p>Não</text:p></draw:text-box></draw:frame><draw:line text:anchor-type="paragraph" draw:z-index="6" draw:name="Linha 2" draw:style-name="gr14" draw:text-style-name="P16" svg:x1="6.674cm" svg:y1="7.249cm" svg:x2="3.658cm" svg:y2="7.223cm"><text:p/></draw:line><draw:line text:anchor-type="paragraph" draw:z-index="5" draw:name="Linha 1" draw:style-name="gr14" draw:text-style-name="P16" svg:x1="10.114cm" svg:y1="7.276cm" svg:x2="12.363cm" svg:y2="7.302cm"><text:p/></draw:line><draw:line text:anchor-type="paragraph" draw:z-index="4" draw:name="linha vertical 2" draw:style-name="gr3" draw:text-style-name="P16" svg:x1="8.341cm" svg:y1="4.902cm" svg:x2="8.341cm" svg:y2="5.749cm"><text:p/></draw:line><draw:custom-shape text:anchor-type="paragraph" draw:z-index="3" draw:name="Forma 3" draw:style-name="gr15" draw:text-style-name="P17" svg:width="3.123cm" svg:height="2.726cm" svg:x="6.807cm" svg:y="5.953cm"><text:p text:style-name="P16">É o perito?</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2" draw:name="linha vertical 1" draw:style-name="gr14" draw:text-style-name="P16" svg:x1="8.394cm" svg:y1="2.275cm" svg:x2="8.394cm" svg:y2="3.36cm"><text:p/></draw:line><draw:custom-shape text:anchor-type="paragraph" draw:z-index="1" draw:name="Forma 1" draw:style-name="gr16" draw:text-style-name="P20" svg:width="2.144cm" svg:height="0.953cm" svg:x="7.336cm" svg:y="1.323cm"><text:p text:style-name="P16">Iníci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name="Forma 2" draw:style-name="gr17" draw:text-style-name="P22" svg:width="2.999cm" svg:height="1.489cm" svg:x="6.983cm" svg:y="3.413cm"><text:p text:style-name="P16">Usuário acessa</text:p><text:p text:style-name="P16">o sistema</text:p><draw:enhanced-geometry svg:viewBox="0 0 21600 21600" draw:glue-points="10800 0 0 10800 10800 21600 21600 10800" draw:type="flowchart-process" draw:enhanced-path="M 0 0 L 21600 0 21600 21600 0 21600 0 0 Z N"/></draw:custom-shape><draw:custom-shape text:anchor-type="paragraph" draw:z-index="35" draw:name="Forma 11" draw:style-name="gr5" draw:text-style-name="P19" svg:width="2.682cm" svg:height="1.225cm" svg:x="12.696cm" svg:y="9.444cm"><text:p text:style-name="P18"><text:span text:style-name="T14">Visualizar </text:span><text:span text:style-name="T14">suas </text:span></text:p><text:p text:style-name="P18"><text:span text:style-name="T14">escalas</text:span></text:p><draw:enhanced-geometry svg:viewBox="0 0 21600 21600" draw:type="rectangle" draw:enhanced-path="M 0 0 L 21600 0 21600 21600 0 21600 0 0 Z N"/></draw:custom-shape><draw:line text:anchor-type="paragraph" draw:z-index="36" draw:name="linha vertical 8" draw:style-name="gr3" draw:text-style-name="P16" svg:x1="13.973cm" svg:y1="10.76cm" svg:x2="13.973cm" svg:y2="12.136cm"><text:p/></draw:line><draw:custom-shape text:anchor-type="paragraph" draw:z-index="37" draw:name="Forma 13" draw:style-name="gr4" draw:text-style-name="P17" svg:width="4.169cm" svg:height="2.726cm" svg:x="-0.651cm" svg:y="5.86cm"><text:p text:style-name="P16">É o Coordenador</text:p><text:p text:style-name="P16">De escalas?</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38" draw:name="linha vertical 9" draw:style-name="gr3" draw:text-style-name="P16" svg:x1="1.498cm" svg:y1="8.585cm" svg:x2="1.498cm" svg:y2="9.513cm"><text:p/></draw:line><draw:line text:anchor-type="paragraph" draw:z-index="39" draw:name="linha vertical 10" draw:style-name="gr3" draw:text-style-name="P16" svg:x1="-0.838cm" svg:y1="22.237cm" svg:x2="8.183cm" svg:y2="22.33cm"><text:p/></draw:line><draw:line text:anchor-type="paragraph" draw:z-index="40" draw:name="Linha 3" draw:style-name="gr2" draw:text-style-name="P16" svg:x1="-0.651cm" svg:y1="7.234cm" svg:x2="-0.838cm" svg:y2="22.238cm"><text:p/></draw:line><draw:frame text:anchor-type="paragraph" draw:z-index="41" draw:name="Quadro de texto 3" draw:style-name="gr1" draw:text-style-name="P15" svg:width="1.124cm" svg:height="0.537cm" svg:x="-1.494cm" svg:y="10.608cm"><draw:text-box><text:p>Não</text:p></draw:text-box></draw:frame><draw:frame text:anchor-type="paragraph" draw:z-index="42" draw:name="Quadro de texto 4" draw:style-name="gr1" draw:text-style-name="P15" svg:width="0.897cm" svg:height="0.537cm" svg:x="1.498cm" svg:y="8.585cm"><draw:text-box><text:p>Sim</text:p></draw:text-box></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marker draw:name="Pontas_20_das_20_setas_20_2" draw:display-name="Pontas das setas 2" svg:viewBox="0 0 1131 754" svg:d="M566 0l-566 754 114-85 136-68 148-46 161-17 161 13 153 46 140 68 118 89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8T20:17:01.403177213</meta:creation-date>
    <dc:date>2023-09-01T17:02:07.400208701</dc:date>
    <meta:editing-duration>PT2H54M32S</meta:editing-duration>
    <meta:editing-cycles>44</meta:editing-cycles>
    <meta:generator>LibreOffice/7.5.5.2$Linux_X86_64 LibreOffice_project/50$Build-2</meta:generator>
    <meta:document-statistic meta:table-count="0" meta:image-count="0" meta:object-count="0" meta:page-count="3" meta:paragraph-count="24" meta:word-count="589" meta:character-count="3726" meta:non-whitespace-character-count="3155"/>
  </office:meta>
</office:document-meta>
</file>